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language="en" fo:country="IN"/>
    </style:style>
    <style:style style:name="P2" style:parent-style-name="ListParagraph" style:list-style-name="LFO1" style:family="paragraph">
      <style:text-properties fo:language="en" fo:country="IN"/>
    </style:style>
    <style:style style:name="P3" style:parent-style-name="ListParagraph" style:list-style-name="LFO1" style:family="paragraph">
      <style:text-properties fo:language="en" fo:country="IN"/>
    </style:style>
    <style:style style:name="P4" style:parent-style-name="ListParagraph" style:list-style-name="LFO1" style:family="paragraph">
      <style:text-properties fo:language="en" fo:country="IN"/>
    </style:style>
    <style:style style:name="P5" style:parent-style-name="ListParagraph" style:list-style-name="LFO1" style:family="paragraph">
      <style:text-properties fo:language="en" fo:country="IN"/>
    </style:style>
    <style:style style:name="P6" style:parent-style-name="ListParagraph" style:list-style-name="LFO1" style:family="paragraph">
      <style:text-properties fo:language="en" fo:country="IN"/>
    </style:style>
    <style:style style:name="P7" style:parent-style-name="ListParagraph" style:list-style-name="LFO1" style:family="paragraph">
      <style:text-properties fo:language="en" fo:country="IN"/>
    </style:style>
    <style:style style:name="P8" style:parent-style-name="ListParagraph" style:list-style-name="LFO1" style:family="paragraph">
      <style:text-properties fo:language="en" fo:country="IN"/>
    </style:style>
    <style:style style:name="P9" style:parent-style-name="ListParagraph" style:list-style-name="LFO1" style:family="paragraph">
      <style:text-properties fo:language="en" fo:country="IN"/>
    </style:style>
    <style:style style:name="P10" style:parent-style-name="ListParagraph" style:list-style-name="LFO1" style:family="paragraph">
      <style:text-properties fo:language="en" fo:country="IN"/>
    </style:style>
    <style:style style:name="P11" style:parent-style-name="ListParagraph" style:list-style-name="LFO1" style:family="paragraph">
      <style:text-properties fo:language="en" fo:country="IN"/>
    </style:style>
    <style:style style:name="P12" style:parent-style-name="ListParagraph" style:list-style-name="LFO1" style:family="paragraph">
      <style:text-properties fo:language="en" fo:country="IN"/>
    </style:style>
    <style:style style:name="P13" style:parent-style-name="ListParagraph" style:list-style-name="LFO1" style:family="paragraph">
      <style:text-properties fo:language="en" fo:country="IN"/>
    </style:style>
    <style:style style:name="P14" style:parent-style-name="ListParagraph" style:list-style-name="LFO1" style:family="paragraph">
      <style:text-properties fo:language="en" fo:country="IN"/>
    </style:style>
    <style:style style:name="P15" style:parent-style-name="Normal" style:family="paragraph">
      <style:text-properties fo:language="en" fo:country="IN"/>
    </style:style>
    <style:style style:name="P16" style:parent-style-name="ListParagraph" style:list-style-name="LFO2" style:family="paragraph">
      <style:text-properties fo:language="en" fo:country="IN"/>
    </style:style>
    <style:style style:name="P17" style:parent-style-name="ListParagraph" style:list-style-name="LFO2" style:family="paragraph">
      <style:text-properties fo:language="en" fo:country="IN"/>
    </style:style>
    <style:style style:name="P18" style:parent-style-name="ListParagraph" style:list-style-name="LFO2" style:family="paragraph">
      <style:text-properties fo:language="en" fo:country="IN"/>
    </style:style>
  </office:automatic-styles>
  <office:body>
    <office:text text:use-soft-page-breaks="true">
      <text:list text:style-name="LFO1" text:continue-numbering="true">
        <text:list-item>
          <text:p text:style-name="P1">What is<text:s/>SQL<text:s/>injection</text:p>
        </text:list-item>
        <text:list-item>
          <text:p text:style-name="P2">What<text:s/>are<text:s/>action attributes in<text:s/>MVC?</text:p>
        </text:list-item>
        <text:list-item>
          <text:p text:style-name="P3">What is state<text:s/>in react?</text:p>
        </text:list-item>
        <text:list-item>
          <text:p text:style-name="P4">Difference between state and props</text:p>
        </text:list-item>
        <text:list-item>
          <text:p text:style-name="P5">Steps to implement Redux in application.</text:p>
        </text:list-item>
        <text:list-item>
          <text:p text:style-name="P6">Why we should go with react?</text:p>
        </text:list-item>
        <text:list-item>
          <text:p text:style-name="P7">Purpose for use of redux?</text:p>
        </text:list-item>
        <text:list-item>
          <text:p text:style-name="P8">Steps for redux state update?</text:p>
        </text:list-item>
        <text:list-item>
          <text:p text:style-name="P9">React lifecycle</text:p>
        </text:list-item>
        <text:list-item>
          <text:p text:style-name="P10">Hooks</text:p>
        </text:list-item>
        <text:list-item>
          <text:p text:style-name="P11">Virtual DOM</text:p>
        </text:list-item>
        <text:list-item>
          <text:p text:style-name="P12">How to performance optimize in react?</text:p>
        </text:list-item>
        <text:list-item>
          <text:p text:style-name="P13">In which are life cycle methods we can update the state?</text:p>
        </text:list-item>
        <text:list-item>
          <text:p text:style-name="P14"/>
        </text:list-item>
      </text:list>
      <text:p text:style-name="P15"/>
      <text:list text:style-name="LFO2" text:continue-numbering="true">
        <text:list-item>
          <text:p text:style-name="P16">What is your role in current organisation?</text:p>
        </text:list-item>
        <text:list-item>
          <text:p text:style-name="P17">Why you want to change?</text:p>
        </text:list-item>
        <text:list-item>
          <text:p text:style-name="P18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yelle, Rahul (Capita Software)</meta:initial-creator>
    <dc:creator>Byelle, Rahul (Capita Software)</dc:creator>
    <meta:creation-date>2021-07-24T06:27:00Z</meta:creation-date>
    <dc:date>2021-07-24T06:34:00Z</dc:date>
    <meta:template xlink:href="Normal" xlink:type="simple"/>
    <meta:editing-cycles>11</meta:editing-cycles>
    <meta:editing-duration>PT420S</meta:editing-duration>
    <meta:document-statistic meta:page-count="1" meta:paragraph-count="1" meta:word-count="65" meta:character-count="440" meta:row-count="3" meta:non-whitespace-character-count="376"/>
  </office:meta>
</office:document-meta>
</file>